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porabnik</text:p>
      <text:p text:style-name="Standard">- id</text:p>
      <text:p text:style-name="Standard">- vzdevek</text:p>
      <text:p text:style-name="Standard">- email</text:p>
      <text:p text:style-name="Standard">- geslo</text:p>
      <text:p text:style-name="Standard"/>
      <text:p text:style-name="Standard"/>
      <text:p text:style-name="Standard">Vožnja</text:p>
      <text:p text:style-name="Standard">- id</text:p>
      <text:p text:style-name="Standard">- začetek (datum in ura)</text:p>
      <text:p text:style-name="Standard">- konec (datum in ura)</text:p>
      <text:p text:style-name="Standard">- uporabnikovId</text:p>
      <text:p text:style-name="Standard">- dolžina vožnje</text:p>
      <text:p text:style-name="Standard">- število stop znakov</text:p>
      <text:p text:style-name="Standard">- neupoštevanje omejitve hitrosti</text:p>
      <text:p text:style-name="Standard">- število zaustavitev</text:p>
      <text:p text:style-name="Standard">- povprečna hitrost</text:p>
      <text:p text:style-name="Standard">- maksimalna hitrost</text:p>
      <text:p text:style-name="Standard"/>
      <text:p text:style-name="Standard"/>
      <text:p text:style-name="Standard">Lokacija</text:p>
      <text:p text:style-name="Standard">- id</text:p>
      <text:p text:style-name="Standard">- vožnjaId</text:p>
      <text:p text:style-name="Standard">- koordinata x</text:p>
      <text:p text:style-name="Standard">- koordinata y</text:p>
      <text:p text:style-name="Standard">- kvaliteta ceste</text:p>
      <text:p text:style-name="Standard"/>
      <text:p text:style-name="Standard"/>
      <text:p text:style-name="Standard">Viri</text:p>
      <text:p text:style-name="Standard"><text:a xlink:type="simple" xlink:href="https://www.openstreetmap.org/" text:style-name="Internet_20_link" text:visited-style-name="Visited_20_Internet_20_Link">https://www.openstreetmap.org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50:46.693251223</meta:creation-date>
    <dc:date>2021-09-06T13:51:24.176460478</dc:date>
    <meta:editing-duration>PT37S</meta:editing-duration>
    <meta:editing-cycles>1</meta:editing-cycles>
    <meta:document-statistic meta:table-count="0" meta:image-count="0" meta:object-count="0" meta:page-count="1" meta:paragraph-count="24" meta:word-count="60" meta:character-count="337" meta:non-whitespace-character-count="301"/>
    <meta:generator>LibreOffice/7.2.0.4$Linux_X86_64 LibreOffice_project/20$Build-4</meta:generator>
  </office:meta>
</office:document-meta>
</file>